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8" style:family="table">
      <style:table-properties style:width="6.6931in" table:align="margins" style:writing-mode="lr-tb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1" style:family="table">
      <style:table-properties style:width="6.6931in" fo:margin-left="-0.0007in" fo:margin-top="0in" fo:margin-bottom="0in" table:align="left" style:writing-mode="lr-tb"/>
    </style:style>
    <style:style style:name="Table1.A" style:family="table-column">
      <style:table-column-properties style:column-width="6.693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375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6.6931in" fo:margin-left="-0.0007in" fo:margin-top="0in" fo:margin-bottom="0in" table:align="left" style:writing-mode="lr-tb"/>
    </style:style>
    <style:style style:name="Table4.A" style:family="table-column">
      <style:table-column-properties style:column-width="6.693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-left="0.0375in" fo:padding-right="0.0382in" fo:padding-top="0.0382in" fo:padding-bottom="0.0382in" fo:border="0.25pt solid #000001">
        <style:background-image/>
      </style:table-cell-properties>
    </style:style>
    <style:style style:name="Table5" style:family="table">
      <style:table-properties style:width="6.6931in" fo:margin-left="-0.0007in" fo:margin-top="0in" fo:margin-bottom="0in" table:align="left" style:writing-mode="lr-tb"/>
    </style:style>
    <style:style style:name="Table5.A" style:family="table-column">
      <style:table-column-properties style:column-width="6.69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-left="0.0375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6931in" fo:margin-left="-0.0007in" fo:margin-top="0in" fo:margin-bottom="0in" table:align="left" style:writing-mode="lr-tb"/>
    </style:style>
    <style:style style:name="Table2.A" style:family="table-column">
      <style:table-column-properties style:column-width="6.6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-left="0.0375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6.6931in" fo:margin-left="-0.0007in" fo:margin-top="0in" fo:margin-bottom="0in" table:align="left" style:writing-mode="lr-tb"/>
    </style:style>
    <style:style style:name="Table3.A" style:family="table-column">
      <style:table-column-properties style:column-width="6.693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-left="0.0375in" fo:padding-right="0.0382in" fo:padding-top="0.0382in" fo:padding-bottom="0.0382in" fo:border="0.25pt solid #000001">
        <style:background-image/>
      </style:table-cell-properties>
    </style:style>
    <style:style style:name="Table11" style:family="table">
      <style:table-properties style:width="6.6931in" table:align="margins" style:writing-mode="lr-tb"/>
    </style:style>
    <style:style style:name="Table11.A" style:family="table-column">
      <style:table-column-properties style:column-width="6.6931in" style:rel-column-width="65535*"/>
    </style:style>
    <style:style style:name="Table11.1" style:family="table-row">
      <style:table-row-properties style:min-row-height="0.2465in"/>
    </style:style>
    <style:style style:name="Table11.A1" style:family="table-cell">
      <style:table-cell-properties fo:background-color="#b2b2b2" fo:padding="0.0382in" fo:border="0.05pt solid #000000">
        <style:background-image/>
      </style:table-cell-properties>
    </style:style>
    <style:style style:name="Table10" style:family="table">
      <style:table-properties style:width="6.6931in" table:align="margins" style:writing-mode="lr-tb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6.6931in" table:align="margins" style:writing-mode="lr-tb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background-color="#b2b2b2" fo:padding="0.0382in" fo:border="0.05pt solid #000000">
        <style:background-image/>
      </style:table-cell-properties>
    </style:style>
    <style:style style:name="Table7" style:family="table">
      <style:table-properties style:width="6.6931in" table:align="margins" style:writing-mode="lr-tb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b2b2b2" fo:padding="0.0382in" fo:border="0.05pt solid #000000">
        <style:background-image/>
      </style:table-cell-properties>
    </style:style>
    <style:style style:name="Table9" style:family="table">
      <style:table-properties style:width="6.6931in" table:align="margins" style:writing-mode="lr-tb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b2b2b2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1d6fb"/>
    </style:style>
    <style:style style:name="P2" style:family="paragraph" style:parent-style-name="Standard">
      <style:text-properties fo:color="#00000a" style:font-name="Liberation Serif" fo:font-size="12pt" fo:language="en" fo:country="US" officeooo:rsid="00238e87" officeooo:paragraph-rsid="00238e87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3" style:family="paragraph" style:parent-style-name="Text_20_body">
      <style:text-properties fo:color="#00000a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4" style:family="paragraph" style:parent-style-name="Text_20_body">
      <style:text-properties fo:color="#00000a" style:font-name="Liberation Serif" fo:font-size="12pt" fo:language="en" fo:country="US" officeooo:rsid="0035a8be" officeooo:paragraph-rsid="0035a8b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5" style:family="paragraph" style:parent-style-name="Text_20_body">
      <style:text-properties officeooo:paragraph-rsid="0012a2bf"/>
    </style:style>
    <style:style style:name="P6" style:family="paragraph" style:parent-style-name="Text_20_body">
      <style:text-properties officeooo:paragraph-rsid="00121089"/>
    </style:style>
    <style:style style:name="P7" style:family="paragraph" style:parent-style-name="Text_20_body">
      <style:text-properties officeooo:paragraph-rsid="00332a40"/>
    </style:style>
    <style:style style:name="P8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Text_20_body">
      <style:text-properties officeooo:paragraph-rsid="003808a7"/>
    </style:style>
    <style:style style:name="P10" style:family="paragraph" style:parent-style-name="Text_20_body">
      <style:text-properties officeooo:rsid="0039ae71" officeooo:paragraph-rsid="0039ae71"/>
    </style:style>
    <style:style style:name="P11" style:family="paragraph" style:parent-style-name="Text_20_body">
      <style:text-properties officeooo:rsid="00382512" officeooo:paragraph-rsid="00382512"/>
    </style:style>
    <style:style style:name="P12" style:family="paragraph" style:parent-style-name="Text_20_body">
      <loext:graphic-properties draw:fill="solid" draw:fill-color="#b2b2b2" draw:opacity="100%"/>
      <style:paragraph-properties fo:line-height="100%" fo:background-color="#b2b2b2"/>
    </style:style>
    <style:style style:name="P13" style:family="paragraph" style:parent-style-name="Text_20_body">
      <loext:graphic-properties draw:fill="solid" draw:fill-color="#ffffff" draw:opacity="100%"/>
      <style:paragraph-properties fo:background-color="#ffffff"/>
    </style:style>
    <style:style style:name="P14" style:family="paragraph" style:parent-style-name="Text_20_body">
      <style:paragraph-properties fo:margin-top="0in" fo:margin-bottom="0.0972in" loext:contextual-spacing="false" fo:line-height="120%"/>
    </style:style>
    <style:style style:name="P15" style:family="paragraph" style:parent-style-name="Text_20_body">
      <style:paragraph-properties fo:margin-top="0in" fo:margin-bottom="0.0972in" loext:contextual-spacing="false" fo:line-height="120%"/>
      <style:text-properties officeooo:paragraph-rsid="002f0a78"/>
    </style:style>
    <style:style style:name="P16" style:family="paragraph" style:parent-style-name="Text_20_body">
      <style:paragraph-properties fo:margin-top="0in" fo:margin-bottom="0.0972in" loext:contextual-spacing="false" fo:line-height="120%"/>
      <style:text-properties officeooo:rsid="0024ec87" officeooo:paragraph-rsid="0024ec87"/>
    </style:style>
    <style:style style:name="P17" style:family="paragraph" style:parent-style-name="Text_20_body">
      <style:paragraph-properties fo:margin-top="0in" fo:margin-bottom="0.0972in" loext:contextual-spacing="false" fo:line-height="120%"/>
      <style:text-properties officeooo:rsid="00285bd9" officeooo:paragraph-rsid="00285bd9"/>
    </style:style>
    <style:style style:name="P18" style:family="paragraph" style:parent-style-name="Text_20_body">
      <style:paragraph-properties fo:margin-top="0in" fo:margin-bottom="0.0972in" loext:contextual-spacing="false" fo:line-height="120%"/>
      <style:text-properties officeooo:rsid="0030b942" officeooo:paragraph-rsid="0030b942"/>
    </style:style>
    <style:style style:name="P19" style:family="paragraph" style:parent-style-name="Text_20_body">
      <style:paragraph-properties fo:margin-top="0in" fo:margin-bottom="0.0972in" loext:contextual-spacing="false" fo:line-height="120%"/>
      <style:text-properties fo:color="#00000a" style:font-name="Liberation Serif" fo:font-size="12pt" fo:language="en" fo:country="US" officeooo:rsid="00238e87" officeooo:paragraph-rsid="00285bd9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20" style:family="paragraph" style:parent-style-name="Text_20_body">
      <style:paragraph-properties fo:margin-left="0.4909in" fo:margin-right="0in" fo:text-indent="0in" style:auto-text-indent="false"/>
      <style:text-properties officeooo:paragraph-rsid="0012a2bf"/>
    </style:style>
    <style:style style:name="P21" style:family="paragraph" style:parent-style-name="Text_20_body">
      <style:paragraph-properties fo:margin-left="0.4925in" fo:margin-right="0in" fo:text-indent="0in" style:auto-text-indent="false"/>
    </style:style>
    <style:style style:name="P22" style:family="paragraph" style:parent-style-name="Text_20_body">
      <style:paragraph-properties fo:margin-top="0in" fo:margin-bottom="0in" loext:contextual-spacing="false"/>
    </style:style>
    <style:style style:name="P23" style:family="paragraph" style:parent-style-name="Text_20_body">
      <style:paragraph-properties fo:margin-top="0in" fo:margin-bottom="0in" loext:contextual-spacing="false"/>
      <style:text-properties officeooo:paragraph-rsid="0021a378"/>
    </style:style>
    <style:style style:name="P24" style:family="paragraph" style:parent-style-name="Text_20_body">
      <style:paragraph-properties fo:margin-top="0in" fo:margin-bottom="0in" loext:contextual-spacing="false"/>
      <style:text-properties officeooo:paragraph-rsid="00225c90"/>
    </style:style>
    <style:style style:name="P25" style:family="paragraph" style:parent-style-name="Text_20_body">
      <style:paragraph-properties fo:margin-top="0in" fo:margin-bottom="0in" loext:contextual-spacing="false"/>
      <style:text-properties officeooo:paragraph-rsid="00243eeb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24ec87"/>
    </style:style>
    <style:style style:name="P27" style:family="paragraph" style:parent-style-name="Text_20_body">
      <style:paragraph-properties fo:margin-top="0in" fo:margin-bottom="0in" loext:contextual-spacing="false"/>
      <style:text-properties officeooo:paragraph-rsid="002786ef"/>
    </style:style>
    <style:style style:name="P28" style:family="paragraph" style:parent-style-name="Text_20_body">
      <style:paragraph-properties fo:margin-top="0in" fo:margin-bottom="0in" loext:contextual-spacing="false"/>
      <style:text-properties officeooo:paragraph-rsid="00285bd9"/>
    </style:style>
    <style:style style:name="P29" style:family="paragraph" style:parent-style-name="Text_20_body">
      <style:paragraph-properties fo:margin-top="0in" fo:margin-bottom="0in" loext:contextual-spacing="false"/>
      <style:text-properties officeooo:paragraph-rsid="002f3cf8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text-properties officeooo:rsid="002f3cf8" officeooo:paragraph-rsid="002f3cf8"/>
    </style:style>
    <style:style style:name="P33" style:family="paragraph" style:parent-style-name="Heading_20_2">
      <style:text-properties officeooo:rsid="00382512" officeooo:paragraph-rsid="00382512"/>
    </style:style>
    <style:style style:name="P34" style:family="paragraph" style:parent-style-name="Heading_20_2">
      <style:paragraph-properties fo:text-align="end" style:justify-single-word="false"/>
      <style:text-properties officeooo:paragraph-rsid="002f0a78"/>
    </style:style>
    <style:style style:name="P35" style:family="paragraph" style:parent-style-name="Heading_20_1">
      <style:paragraph-properties fo:margin-left="-0.4925in" fo:margin-right="0in" fo:text-indent="-0.25in" style:auto-text-indent="false"/>
      <style:text-properties officeooo:paragraph-rsid="00382512"/>
    </style:style>
    <style:style style:name="P36" style:family="paragraph" style:parent-style-name="Heading_20_1">
      <style:paragraph-properties fo:margin-left="-0.4925in" fo:margin-right="0in" fo:text-indent="-0.25in" style:auto-text-indent="false"/>
      <style:text-properties officeooo:rsid="00382512"/>
    </style:style>
    <style:style style:name="P37" style:family="paragraph" style:parent-style-name="Table_20_Contents">
      <style:text-properties officeooo:rsid="0039ae71" officeooo:paragraph-rsid="0039ae71"/>
    </style:style>
    <style:style style:name="P38" style:family="paragraph" style:parent-style-name="Table_20_Contents">
      <style:text-properties officeooo:rsid="003a8884" officeooo:paragraph-rsid="003a8884"/>
    </style:style>
    <style:style style:name="P39" style:family="paragraph" style:parent-style-name="Table_20_Contents">
      <style:text-properties officeooo:rsid="003ae3df" officeooo:paragraph-rsid="003ae3df"/>
    </style:style>
    <style:style style:name="P40" style:family="paragraph" style:parent-style-name="Title">
      <style:paragraph-properties fo:margin-top="0.1665in" fo:margin-bottom="0.0835in" loext:contextual-spacing="false" fo:text-align="start" style:justify-single-word="false"/>
      <style:text-properties officeooo:paragraph-rsid="003bcda7"/>
    </style:style>
    <style:style style:name="P41" style:family="paragraph" style:parent-style-name="Text_20_body" style:list-style-name="L1">
      <style:text-properties officeooo:paragraph-rsid="0012a2bf"/>
    </style:style>
    <style:style style:name="P42" style:family="paragraph" style:parent-style-name="Text_20_body" style:list-style-name="L2"/>
    <style:style style:name="P43" style:family="paragraph" style:parent-style-name="Text_20_body" style:list-style-name="L3"/>
    <style:style style:name="P44" style:family="paragraph" style:parent-style-name="Text_20_body" style:list-style-name="L4">
      <style:text-properties officeooo:paragraph-rsid="0012a2bf"/>
    </style:style>
    <style:style style:name="P45" style:family="paragraph" style:parent-style-name="Text_20_body" style:list-style-name="L5">
      <style:text-properties officeooo:paragraph-rsid="0012a2bf"/>
    </style:style>
    <style:style style:name="P46" style:family="paragraph" style:parent-style-name="Text_20_body" style:list-style-name="L6">
      <style:text-properties officeooo:paragraph-rsid="0012a2bf"/>
    </style:style>
    <style:style style:name="P47" style:family="paragraph" style:parent-style-name="Text_20_body" style:list-style-name="L8"/>
    <style:style style:name="P48" style:family="paragraph" style:parent-style-name="Text_20_body" style:list-style-name="L9">
      <style:text-properties officeooo:rsid="0039ae71" officeooo:paragraph-rsid="0039ae71"/>
    </style:style>
    <style:style style:name="P49" style:family="paragraph" style:parent-style-name="Text_20_body" style:list-style-name="L9">
      <style:text-properties officeooo:rsid="00382512" officeooo:paragraph-rsid="00382512"/>
    </style:style>
    <style:style style:name="P50" style:family="paragraph" style:parent-style-name="Text_20_body" style:list-style-name="L9">
      <style:text-properties officeooo:rsid="003ae3df" officeooo:paragraph-rsid="003ae3df"/>
    </style:style>
    <style:style style:name="P51" style:family="paragraph" style:parent-style-name="Text_20_body" style:list-style-name="L10"/>
    <style:style style:name="P52" style:family="paragraph" style:parent-style-name="Text_20_body" style:list-style-name="L10">
      <style:text-properties fo:color="#00000a" style:font-name="Liberation Serif" fo:font-size="12pt" fo:language="en" fo:country="US" officeooo:rsid="00339b55" officeooo:paragraph-rsid="00339b55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53" style:family="paragraph" style:parent-style-name="Text_20_body" style:list-style-name="L11">
      <style:text-properties fo:color="#00000a" style:font-name="Liberation Serif" fo:font-size="12pt" fo:language="en" fo:country="US" officeooo:rsid="00339b55" officeooo:paragraph-rsid="003808a7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54" style:family="paragraph" style:parent-style-name="Text_20_body" style:list-style-name="L11">
      <style:text-properties fo:color="#00000a" style:font-name="Liberation Serif" fo:font-size="12pt" fo:language="en" fo:country="US" officeooo:rsid="0033b761" officeooo:paragraph-rsid="003808a7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55" style:family="paragraph" style:parent-style-name="Text_20_body" style:list-style-name="L11">
      <style:text-properties fo:color="#00000a" style:font-name="Liberation Serif" fo:font-size="12pt" fo:language="en" fo:country="US" officeooo:rsid="0035a8be" officeooo:paragraph-rsid="003808a7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56" style:family="paragraph" style:parent-style-name="Text_20_body" style:list-style-name="L10">
      <style:text-properties fo:color="#00000a" style:font-name="Liberation Serif" fo:font-size="12pt" fo:language="en" fo:country="US" officeooo:rsid="003808a7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57" style:family="paragraph" style:parent-style-name="Text_20_body" style:list-style-name="L7">
      <style:paragraph-properties fo:margin-left="0.4925in" fo:margin-right="0in" fo:text-indent="-0.25in" style:auto-text-indent="false"/>
    </style:style>
    <style:style style:name="P58" style:family="paragraph" style:parent-style-name="Text_20_body" style:list-style-name="WWNum3">
      <style:paragraph-properties fo:margin-top="0in" fo:margin-bottom="0.0972in" loext:contextual-spacing="false" fo:line-height="120%"/>
    </style:style>
    <style:style style:name="P59" style:family="paragraph" style:parent-style-name="Text_20_body" style:list-style-name="WWNum3">
      <style:paragraph-properties fo:margin-top="0in" fo:margin-bottom="0.0972in" loext:contextual-spacing="false" fo:line-height="120%"/>
      <style:text-properties officeooo:paragraph-rsid="0024ec87"/>
    </style:style>
    <style:style style:name="P60" style:family="paragraph" style:parent-style-name="Text_20_body" style:list-style-name="WWNum3">
      <style:paragraph-properties fo:margin-top="0in" fo:margin-bottom="0.0972in" loext:contextual-spacing="false" fo:line-height="120%"/>
      <style:text-properties officeooo:paragraph-rsid="002f0a78"/>
    </style:style>
    <style:style style:name="P61" style:family="paragraph" style:parent-style-name="Text_20_body" style:list-style-name="WWNum3">
      <style:paragraph-properties fo:margin-top="0in" fo:margin-bottom="0.0972in" loext:contextual-spacing="false" fo:line-height="120%"/>
      <style:text-properties officeooo:paragraph-rsid="002f3cf8"/>
    </style:style>
    <style:style style:name="P62" style:family="paragraph" style:parent-style-name="Text_20_body" style:list-style-name="WWNum4">
      <style:paragraph-properties fo:margin-top="0in" fo:margin-bottom="0.0972in" loext:contextual-spacing="false" fo:line-height="120%"/>
    </style:style>
    <style:style style:name="P63" style:family="paragraph" style:parent-style-name="Heading_20_2" style:list-style-name="WWNum1"/>
    <style:style style:name="P64" style:family="paragraph" style:parent-style-name="Title" style:master-page-name="Standard">
      <style:paragraph-properties fo:margin-top="0.1665in" fo:margin-bottom="0.0835in" loext:contextual-spacing="false" fo:text-align="center" style:justify-single-word="false" style:page-number="auto"/>
      <style:text-properties officeooo:paragraph-rsid="003bcda7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a" fo:font-size="9pt" fo:language="en" fo:country="US" style:font-size-asian="9pt" style:language-asian="zh" style:country-asian="CN" style:font-size-complex="9pt" style:language-complex="hi" style:country-complex="IN"/>
    </style:style>
    <style:style style:name="T3" style:family="text">
      <style:text-properties fo:color="#00000a" fo:font-size="9pt" fo:language="en" fo:country="US" officeooo:rsid="0012a2bf" style:font-size-asian="9pt" style:language-asian="zh" style:country-asian="CN" style:font-size-complex="9pt" style:language-complex="hi" style:country-complex="IN"/>
    </style:style>
    <style:style style:name="T4" style:family="text">
      <style:text-properties fo:color="#00000a" fo:font-size="9pt" fo:language="en" fo:country="US" officeooo:rsid="0021a378" style:font-size-asian="9pt" style:language-asian="zh" style:country-asian="CN" style:font-size-complex="9pt" style:language-complex="hi" style:country-complex="IN"/>
    </style:style>
    <style:style style:name="T5" style:family="text">
      <style:text-properties fo:color="#00000a" fo:font-size="9pt" fo:language="en" fo:country="US" officeooo:rsid="00225c90" style:font-size-asian="9pt" style:language-asian="zh" style:country-asian="CN" style:font-size-complex="9pt" style:language-complex="hi" style:country-complex="IN"/>
    </style:style>
    <style:style style:name="T6" style:family="text">
      <style:text-properties fo:color="#00000a" fo:font-size="9pt" fo:language="en" fo:country="US" officeooo:rsid="00243eeb" style:font-size-asian="9pt" style:language-asian="zh" style:country-asian="CN" style:font-size-complex="9pt" style:language-complex="hi" style:country-complex="IN"/>
    </style:style>
    <style:style style:name="T7" style:family="text">
      <style:text-properties fo:color="#00000a" fo:font-size="9pt" fo:language="en" fo:country="US" officeooo:rsid="00285bd9" style:font-size-asian="9pt" style:language-asian="zh" style:country-asian="CN" style:font-size-complex="9pt" style:language-complex="hi" style:country-complex="IN"/>
    </style:style>
    <style:style style:name="T8" style:family="text">
      <style:text-properties fo:color="#00000a" fo:font-size="9pt" fo:language="en" fo:country="US" officeooo:rsid="002786ef" style:font-size-asian="9pt" style:language-asian="zh" style:country-asian="CN" style:font-size-complex="9pt" style:language-complex="hi" style:country-complex="IN"/>
    </style:style>
    <style:style style:name="T9" style:family="text">
      <style:text-properties fo:color="#00000a" fo:font-size="9pt" fo:language="en" fo:country="US" officeooo:rsid="003808a7" style:font-size-asian="9pt" style:language-asian="zh" style:country-asian="CN" style:font-size-complex="9pt" style:language-complex="hi" style:country-complex="IN"/>
    </style:style>
    <style:style style:name="T10" style:family="text">
      <style:text-properties fo:color="#00000a" fo:font-size="9pt" fo:language="en" fo:country="US" fo:font-style="italic" fo:font-weight="bold" fo:background-color="transparent" loext:char-shading-value="0" style:font-size-asian="9pt" style:language-asian="zh" style:country-asian="CN" style:font-style-asian="italic" style:font-weight-asian="bold" style:font-size-complex="9pt" style:language-complex="hi" style:country-complex="IN" style:font-style-complex="italic" style:font-weight-complex="bold"/>
    </style:style>
    <style:style style:name="T11" style:family="text">
      <style:text-properties fo:color="#00000a" fo:font-size="9pt" fo:language="en" fo:country="US" fo:background-color="transparent" loext:char-shading-value="0" style:font-size-asian="9pt" style:language-asian="zh" style:country-asian="CN" style:font-size-complex="9pt" style:language-complex="hi" style:country-complex="IN"/>
    </style:style>
    <style:style style:name="T12" style:family="text">
      <style:text-properties fo:color="#00000a" fo:font-size="9pt" fo:language="en" fo:country="US" officeooo:rsid="0012a2bf" fo:background-color="transparent" loext:char-shading-value="0" style:font-size-asian="9pt" style:language-asian="zh" style:country-asian="CN" style:font-size-complex="9pt" style:language-complex="hi" style:country-complex="IN"/>
    </style:style>
    <style:style style:name="T13" style:family="text">
      <style:text-properties fo:color="#00000a" fo:font-size="9pt" fo:language="en" fo:country="US" officeooo:rsid="001477f3" fo:background-color="transparent" loext:char-shading-value="0" style:font-size-asian="9pt" style:language-asian="zh" style:country-asian="CN" style:font-size-complex="9pt" style:language-complex="hi" style:country-complex="IN"/>
    </style:style>
    <style:style style:name="T14" style:family="text">
      <style:text-properties fo:color="#00000a" fo:font-size="9pt" fo:language="en" fo:country="US" fo:background-color="#b2b2b2" loext:char-shading-value="0" style:font-size-asian="9pt" style:language-asian="zh" style:country-asian="CN" style:font-size-complex="9pt" style:language-complex="hi" style:country-complex="IN"/>
    </style:style>
    <style:style style:name="T15" style:family="text">
      <style:text-properties fo:color="#00000a" fo:font-size="9pt" fo:language="en" fo:country="US" officeooo:rsid="00121089" fo:background-color="#b2b2b2" loext:char-shading-value="0" style:font-size-asian="9pt" style:language-asian="zh" style:country-asian="CN" style:font-size-complex="9pt" style:language-complex="hi" style:country-complex="IN"/>
    </style:style>
    <style:style style:name="T16" style:family="text">
      <style:text-properties fo:color="#00000a" fo:font-size="9pt" fo:language="en" fo:country="US" officeooo:rsid="0012a2bf" fo:background-color="#b2b2b2" loext:char-shading-value="0" style:font-size-asian="9pt" style:language-asian="zh" style:country-asian="CN" style:font-size-complex="9pt" style:language-complex="hi" style:country-complex="IN"/>
    </style:style>
    <style:style style:name="T17" style:family="text">
      <style:text-properties fo:color="#00000a" fo:font-size="9pt" fo:language="en" fo:country="US" officeooo:rsid="00198f06" fo:background-color="#b2b2b2" loext:char-shading-value="0" style:font-size-asian="9pt" style:language-asian="zh" style:country-asian="CN" style:font-size-complex="9pt" style:language-complex="hi" style:country-complex="IN"/>
    </style:style>
    <style:style style:name="T18" style:family="text">
      <style:text-properties fo:color="#00000a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19" style:family="text">
      <style:text-properties fo:color="#00000a" style:font-name="Liberation Serif" fo:font-size="12pt" fo:language="en" fo:country="US" officeooo:rsid="00238e87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20" style:family="text">
      <style:text-properties officeooo:rsid="0012a2bf"/>
    </style:style>
    <style:style style:name="T21" style:family="text">
      <style:text-properties officeooo:rsid="0024ec87"/>
    </style:style>
    <style:style style:name="T22" style:family="text">
      <style:text-properties officeooo:rsid="0025f4b3"/>
    </style:style>
    <style:style style:name="T23" style:family="text">
      <style:text-properties officeooo:rsid="002f0a78"/>
    </style:style>
    <style:style style:name="T24" style:family="text">
      <style:text-properties officeooo:rsid="002f3cf8"/>
    </style:style>
    <style:style style:name="T25" style:family="text">
      <style:text-properties officeooo:rsid="003283da"/>
    </style:style>
    <style:style style:name="T26" style:family="text">
      <style:text-properties officeooo:rsid="003cd0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9in" fo:text-indent="-0.25in" fo:margin-left="0.49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9in" fo:text-indent="-0.25in" fo:margin-left="0.74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9in" fo:text-indent="-0.25in" fo:margin-left="0.99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9in" fo:text-indent="-0.25in" fo:margin-left="1.24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9in" fo:text-indent="-0.25in" fo:margin-left="1.49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9in" fo:text-indent="-0.25in" fo:margin-left="1.74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9in" fo:text-indent="-0.25in" fo:margin-left="1.99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9in" fo:text-indent="-0.25in" fo:margin-left="2.24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9in" fo:text-indent="-0.25in" fo:margin-left="2.49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9in" fo:text-indent="-0.25in" fo:margin-left="2.7409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9in" fo:text-indent="-0.25in" fo:margin-left="0.49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9in" fo:text-indent="-0.25in" fo:margin-left="0.74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9in" fo:text-indent="-0.25in" fo:margin-left="0.99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9in" fo:text-indent="-0.25in" fo:margin-left="1.24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9in" fo:text-indent="-0.25in" fo:margin-left="1.49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9in" fo:text-indent="-0.25in" fo:margin-left="1.74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9in" fo:text-indent="-0.25in" fo:margin-left="1.99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9in" fo:text-indent="-0.25in" fo:margin-left="2.24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9in" fo:text-indent="-0.25in" fo:margin-left="2.49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9in" fo:text-indent="-0.25in" fo:margin-left="2.7409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tab/><text:tab/><text:span text:style-name="T26">Soft </text:span>Installation</text:p>
      <text:p text:style-name="P40"/>
      <text:list xml:id="list3573986059585097805" text:style-name="WWNum1">
        <text:list-item>
          <text:h text:style-name="P63" text:outline-level="2">NVIDIA Driver Installation</text:h>
        </text:list-item>
      </text:list>
      <text:p text:style-name="P1">1. Find out your graphics card model</text:p>
      <text:p text:style-name="Text_20_body">Use the lspci command to find out the model of your graphics card</text:p>
      <text:p text:style-name="P12"><text:span text:style-name="Source_20_Text"><text:span text:style-name="T1">$ lspci -vnn | grep -i VGA -A 12</text:span></text:span></text:p>
      <text:p text:style-name="P12"><text:span text:style-name="Source_20_Text"><text:span text:style-name="T1">01:00.0 VGA compatible controller [0300]: NVIDIA Corporation GT218 [GeForce 210] [10de:0a65] (rev a2) (prog-if 00 [VGA controller])</text:span></text:span></text:p>
      <text:p text:style-name="P12"><text:span text:style-name="Source_20_Text"><text:span text:style-name="T1"><text:s text:c="8"/>Subsystem: ASUSTeK Computer Inc. Device [1043:8416]</text:span></text:span></text:p>
      <text:p text:style-name="P8">In the example above: its GeForce 210</text:p>
      <text:p text:style-name="P13">2. Find out the right driver version for your graphics card</text:p>
      <text:p text:style-name="Text_20_body">Visit - <text:a xlink:type="simple" xlink:href="http://www.nvidia.com/Download/index.aspx" text:style-name="Internet_20_link" text:visited-style-name="Visited_20_Internet_20_Link"><text:span text:style-name="Internet_20_link">http://www.nvidia.com/Download/index.aspx</text:span></text:a><text:line-break/>Fill in the details about your graphics card and system and then click Search. On the next page, it should tell you the correct driver version with a download link and additional information.</text:p>
      <text:p text:style-name="Text_20_body">3. <text:span text:style-name="T20">Remove previous NVIDIA packages and disable the nouveau driver:</text:span>:</text:p>
      <table:table table:name="Table8" table:style-name="Table8">
        <table:table-column table:style-name="Table8.A"/>
        <table:table-row>
          <table:table-cell table:style-name="Table8.A1" office:value-type="string">
            <text:list xml:id="list981469943646480606" text:style-name="L1">
              <text:list-item>
                <text:p text:style-name="P41"><text:span text:style-name="Source_20_Text"><text:span text:style-name="T2">Remove all the nvidia* packages</text:span></text:span></text:p>
                <text:p text:style-name="P41"><text:span text:style-name="Source_20_Text"><text:span text:style-name="T15">$ </text:span></text:span><text:span text:style-name="Source_20_Text"><text:span text:style-name="T14">sudo apt-get remove --purge nvidia*</text:span></text:span></text:p>
              </text:list-item>
              <text:list-item>
                <text:p text:style-name="P41"><text:span text:style-name="Source_20_Text"><text:span text:style-name="T11">blacklist the nouveau driver</text:span></text:span></text:p>
              </text:list-item>
            </text:list>
            <text:p text:style-name="P21"><text:span text:style-name="Source_20_Text"><text:span text:style-name="T16">$ </text:span></text:span><text:span text:style-name="Source_20_Text"><text:span text:style-name="T14">sudo nano /etc/modprobe.d/blacklist-nouveau.conf</text:span></text:span></text:p>
            <text:list xml:id="list4203170101298932023" text:style-name="L2">
              <text:list-item>
                <text:p text:style-name="P42"><text:span text:style-name="T20">A</text:span>dd the following lines:</text:p>
              </text:list-item>
            </text:list>
            <text:p text:style-name="P21"><text:span text:style-name="Source_20_Text"><text:span text:style-name="T11">blacklist nouveau<text:line-break/>blacklist lbm-nouveau<text:line-break/>options nouveau modeset=0<text:line-break/>alias nouveau off<text:line-break/>alias lbm-nouveau off</text:span></text:span></text:p>
            <text:list xml:id="list6144606192856279924" text:style-name="L3">
              <text:list-item>
                <text:p text:style-name="P43"><text:span text:style-name="Source_20_Text"><text:span text:style-name="T2">Disable the Kernel nouveau by typing the following commands:</text:span></text:span></text:p>
              </text:list-item>
            </text:list>
            <text:p text:style-name="P21"><text:span text:style-name="Source_20_Text"><text:span text:style-name="T17">$ </text:span></text:span><text:span text:style-name="Source_20_Text"><text:span text:style-name="T14">echo options nouveau modeset=0 | sudo tee -a /etc/modprobe.d/nouveau-kms.conf</text:span></text:span></text:p>
            <text:p text:style-name="P21"><text:span text:style-name="Source_20_Text"><text:span text:style-name="T17">$ </text:span></text:span><text:span text:style-name="Source_20_Text"><text:span text:style-name="T14">sudo update-initramfs -u</text:span></text:span></text:p>
          </table:table-cell>
        </table:table-row>
      </table:table>
      <text:p text:style-name="P6"/>
      <text:p text:style-name="P5"><text:span text:style-name="Source_20_Text"><text:span text:style-name="T3">4. Install the NVIDIA driver: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6471485789006646511" text:style-name="L4">
              <text:list-item>
                <text:p text:style-name="P44"><text:span text:style-name="Source_20_Text"><text:span text:style-name="T11">Press </text:span></text:span><text:span text:style-name="Source_20_Text"><text:span text:style-name="T10">Ctrl+Alt+F1</text:span></text:span><text:span text:style-name="Source_20_Text"><text:span text:style-name="T11"> </text:span></text:span><text:span text:style-name="Source_20_Text"><text:span text:style-name="T12">and login using your credentials </text:span></text:span></text:p>
              </text:list-item>
            </text:list>
            <text:list xml:id="list5203322131949947385" text:style-name="L5">
              <text:list-item>
                <text:p text:style-name="P45"><text:span text:style-name="Source_20_Text"><text:span text:style-name="T12">T</text:span></text:span><text:span text:style-name="Source_20_Text"><text:span text:style-name="T11">o stop the display manager use the following command</text:span></text:span></text:p>
              </text:list-item>
            </text:list>
            <text:p text:style-name="P20"><text:span text:style-name="Source_20_Text"><text:span text:style-name="T14">$ sudo service lightdm stop</text:span></text:span></text:p>
            <text:list xml:id="list8601268865803101492" text:style-name="L6">
              <text:list-item>
                <text:p text:style-name="P46"><text:soft-page-break/><text:span text:style-name="Source_20_Text"><text:span text:style-name="T11">Run the driver package that you </text:span></text:span><text:span text:style-name="Source_20_Text"><text:span text:style-name="T13">have </text:span></text:span><text:span text:style-name="Source_20_Text"><text:span text:style-name="T11">downloaded from Nvidia’s website:</text:span></text:span></text:p>
              </text:list-item>
            </text:list>
            <text:p text:style-name="P21"><text:span text:style-name="Source_20_Text"><text:span text:style-name="T14">$ sudo ./&lt;NVIDIA-DRIVER_APP&gt;.run</text:span></text:span></text:p>
            <text:p text:style-name="P21"><text:span text:style-name="Source_20_Text"><text:span text:style-name="T14">$ cd /home/user/Downloads</text:span></text:span></text:p>
            <text:p text:style-name="P21"><text:span text:style-name="Source_20_Text"><text:span text:style-name="T14">$ chmod +x some-app.run</text:span></text:span></text:p>
            <text:p text:style-name="P21"><text:span text:style-name="Source_20_Text"><text:span text:style-name="T14">$ ./some-app.run</text:span></text:span></text:p>
            <text:list xml:id="list4375440649006959406" text:style-name="L7">
              <text:list-item>
                <text:p text:style-name="P57"><text:span text:style-name="Source_20_Text"><text:span text:style-name="T2">Once the installations is finished reboot:</text:span></text:span></text:p>
              </text:list-item>
            </text:list>
            <text:p text:style-name="P21"><text:span text:style-name="Source_20_Text"><text:span text:style-name="T14">$ reboot</text:span></text:span></text:p>
            <text:list xml:id="list8837771632811321157" text:style-name="L8">
              <text:list-item>
                <text:p text:style-name="P47"><text:span text:style-name="Source_20_Text"><text:span text:style-name="T2">In case that the graphics are not as they suppose to be, open a command line and type the following:</text:span></text:span></text:p>
                <text:p text:style-name="P47"><text:span text:style-name="Source_20_Text"><text:span text:style-name="T14">$ sudo nvidia-xconfig</text:span></text:span></text:p>
              </text:list-item>
            </text:list>
          </table:table-cell>
        </table:table-row>
      </table:table>
      <text:p text:style-name="P3"/>
      <text:p text:style-name="P2">(Very nice summary of the process can be found <text:a xlink:type="simple" xlink:href="http://www.allaboutlinux.eu/remove-nouveau-and-install-nvidia-driver-in-ubuntu-15-04/2/" text:style-name="Internet_20_link" text:visited-style-name="Visited_20_Internet_20_Link">here</text:a>)</text:p>
      <text:p text:style-name="Text_20_body"/>
      <text:p text:style-name="P14"/>
      <text:h text:style-name="P30" text:outline-level="2">CUDA Installation</text:h>
      <text:h text:style-name="Heading_20_3" text:outline-level="3">CUDA Toolkit</text:h>
      <text:list xml:id="list6058557523099466679" text:style-name="WWNum3">
        <text:list-item>
          <text:p text:style-name="P58">Download the CUDA Toolkit from NVIDIA Developer <text:a xlink:type="simple" xlink:href="https://developer.nvidia.com/cuda-downloads" text:style-name="Internet_20_link" text:visited-style-name="Visited_20_Internet_20_Link"><text:span text:style-name="Internet_20_link">web-page</text:span></text:a></text:p>
        </text:list-item>
        <text:list-item>
          <text:p text:style-name="P58">Once the package has downloaded, follow the<text:span text:style-name="T21">se</text:span> installation instructions in the terminal: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5"><text:span text:style-name="Source_20_Text"><text:span text:style-name="T4">$ </text:span></text:span><text:span text:style-name="Source_20_Text"><text:span text:style-name="T2">sudo dpkg -i </text:span></text:span><text:span text:style-name="Source_20_Text"><text:span text:style-name="T6">cuda-repo-ubuntu1404-7-5-local_7.5-18_amd64.deb</text:span></text:span></text:p>
            <text:p text:style-name="P23"><text:span text:style-name="Source_20_Text"><text:span text:style-name="T4">$ </text:span></text:span><text:span text:style-name="Source_20_Text"><text:span text:style-name="T2">sudo apt-get update</text:span></text:span></text:p>
            <text:p text:style-name="P23"><text:span text:style-name="Source_20_Text"><text:span text:style-name="T4">$ </text:span></text:span><text:span text:style-name="Source_20_Text"><text:span text:style-name="T2">sudo apt-get install cuda</text:span></text:span></text:p>
          </table:table-cell>
        </table:table-row>
      </table:table>
      <text:p text:style-name="P14"/>
      <text:h text:style-name="Heading_20_3" text:outline-level="3">CuDNN</text:h>
      <text:list xml:id="list2504500587743579703" text:style-name="WWNum4">
        <text:list-item>
          <text:p text:style-name="P62">Download the cuDNN from NVIDIA <text:a xlink:type="simple" xlink:href="https://developer.nvidia.com/cudnn" text:style-name="Internet_20_link" text:visited-style-name="Visited_20_Internet_20_Link"><text:span text:style-name="Internet_20_link">web-page</text:span></text:a>.</text:p>
        </text:list-item>
        <text:list-item>
          <text:p text:style-name="P62">Once the package has downloaded, follow the <text:span text:style-name="T22">these</text:span> installation instructions in the terminal: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><text:span text:style-name="Source_20_Text"><text:span text:style-name="T5">$ </text:span></text:span><text:span text:style-name="Source_20_Text"><text:span text:style-name="T2">cd ~</text:span></text:span></text:p>
            <text:p text:style-name="P24"><text:span text:style-name="Source_20_Text"><text:span text:style-name="T5">$ </text:span></text:span><text:span text:style-name="Source_20_Text"><text:span text:style-name="T2">tar -zxf cudnn-7.5-linux-x64-v5.0-ga.tgz</text:span></text:span></text:p>
            <text:p text:style-name="P24"><text:span text:style-name="Source_20_Text"><text:span text:style-name="T5">$ </text:span></text:span><text:span text:style-name="Source_20_Text"><text:span text:style-name="T2">cd cuda</text:span></text:span></text:p>
            <text:p text:style-name="P24"><text:span text:style-name="Source_20_Text"><text:span text:style-name="T5">$ </text:span></text:span><text:span text:style-name="Source_20_Text"><text:span text:style-name="T2">sudo cp lib64/* /usr/local/cuda/lib64/</text:span></text:span></text:p>
            <text:p text:style-name="P24"><text:span text:style-name="Source_20_Text"><text:span text:style-name="T5">$ </text:span></text:span><text:span text:style-name="Source_20_Text"><text:span text:style-name="T2">sudo cp include/* /usr/local/cuda/include/</text:span></text:span></text:p>
          </table:table-cell>
        </table:table-row>
      </table:table>
      <text:p text:style-name="P14"/>
      <text:p text:style-name="P14"/>
      <text:h text:style-name="Heading_20_2" text:outline-level="2"/>
      <text:h text:style-name="P30" text:outline-level="2">OpenBLAS</text:h>
      <text:list xml:id="list134121853056475" text:continue-list="list6058557523099466679" text:style-name="WWNum3">
        <text:list-item text:start-value="1">
          <text:p text:style-name="P59">Download the <text:span text:style-name="T21">OpenBLAS tar.gz file from the official</text:span> <text:a xlink:type="simple" xlink:href="http://www.openblas.net/" text:style-name="Internet_20_link" text:visited-style-name="Visited_20_Internet_20_Link"><text:span text:style-name="Internet_20_link">web-page</text:span></text:a></text:p>
        </text:list-item>
        <text:list-item>
          <text:p text:style-name="P59">Once the <text:span text:style-name="T21">file </text:span><text:s/>has downloaded, follow the following installation instructions in the terminal: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7"><text:span text:style-name="Source_20_Text"><text:span text:style-name="T4">$ </text:span></text:span><text:span text:style-name="Source_20_Text"><text:span text:style-name="T2">tar zxvf </text:span></text:span><text:span text:style-name="Source_20_Text"><text:span text:style-name="T8">&lt;</text:span></text:span><text:span text:style-name="Source_20_Text"><text:span text:style-name="T2">OpenBLAS-</text:span></text:span><text:span text:style-name="Source_20_Text"><text:span text:style-name="T8">XXX&gt;</text:span></text:span><text:span text:style-name="Source_20_Text"><text:span text:style-name="T2">.tar.gz</text:span></text:span></text:p>
            <text:p text:style-name="P26"><text:span text:style-name="Source_20_Text"><text:span text:style-name="T4">$ cd OpenBLAS*</text:span></text:span></text:p>
            <text:p text:style-name="P26"><text:span text:style-name="Source_20_Text"><text:span text:style-name="T4">$ make FC=gfortran</text:span></text:span></text:p>
            <text:p text:style-name="P28"><text:span text:style-name="Source_20_Text"><text:span text:style-name="T7">$ sudo make install</text:span></text:span></text:p>
          </table:table-cell>
        </table:table-row>
      </table:table>
      <text:p text:style-name="P16"/>
      <text:p text:style-name="P17"><text:span text:style-name="T19">(</text:span><text:span text:style-name="T18">S</text:span><text:span text:style-name="T19">ummary </text:span><text:span text:style-name="T18">clip </text:span><text:span text:style-name="T19">of the process can be found </text:span><text:a xlink:type="simple" xlink:href="https://www.youtube.com/watch?v=85hm_kbwOJs" text:style-name="Internet_20_link" text:visited-style-name="Visited_20_Internet_20_Link">here</text:a><text:span text:style-name="T19">)</text:span></text:p>
      <text:p text:style-name="P19"/>
      <text:h text:style-name="P34" text:outline-level="2">Open<text:span text:style-name="T23">CV</text:span></text:h>
      <text:list xml:id="list134121600513170" text:continue-list="list134121853056475" text:style-name="WWNum3">
        <text:list-item text:start-value="1">
          <text:p text:style-name="P60">Download <text:span text:style-name="T23">OpenCV 2.4.13 sources from the official</text:span> <text:a xlink:type="simple" xlink:href="http://opencv.org/downloads.html" text:style-name="Internet_20_link" text:visited-style-name="Visited_20_Internet_20_Link"><text:span text:style-name="Internet_20_link">web-page</text:span></text:a></text:p>
        </text:list-item>
        <text:list-item>
          <text:p text:style-name="P60">Once the <text:span text:style-name="T21">file </text:span>has downloaded, follow the installation instructions <text:span text:style-name="T23">listed </text:span><text:a xlink:type="simple" xlink:href="http://docs.opencv.org/2.4/doc/tutorials/introduction/linux_install/linux_install.html#linux-installation" text:style-name="Internet_20_link" text:visited-style-name="Visited_20_Internet_20_Link"><text:span text:style-name="T23">here</text:span></text:a></text:p>
        </text:list-item>
      </text:list>
      <text:p text:style-name="P15"/>
      <text:h text:style-name="P32" text:outline-level="2">Anaconda</text:h>
      <text:list xml:id="list134120421770100" text:continue-list="list134121600513170" text:style-name="WWNum3">
        <text:list-item text:start-value="1">
          <text:p text:style-name="P61">Download the <text:span text:style-name="T24">Anaconda-2 installation script from the official</text:span> <text:a xlink:type="simple" xlink:href="https://www.continuum.io/downloads#linux" text:style-name="Internet_20_link" text:visited-style-name="Visited_20_Internet_20_Link"><text:span text:style-name="Internet_20_link">web-page</text:span></text:a></text:p>
        </text:list-item>
        <text:list-item>
          <text:p text:style-name="P61">Once the <text:span text:style-name="T24">script </text:span>has downloaded, <text:span text:style-name="T24">run the following </text:span>in the terminal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9"><text:span text:style-name="Source_20_Text"><text:span text:style-name="T7">$ bash Anaconda2-4.2.0-Linux-x86_64.sh</text:span></text:span></text:p>
          </table:table-cell>
        </table:table-row>
      </table:table>
      <text:h text:style-name="P36" text:outline-level="1"/>
      <text:h text:style-name="P33" text:outline-level="2">Update bashrc</text:h>
      <text:list xml:id="list2928770661078432288" text:style-name="L9">
        <text:list-item>
          <text:p text:style-name="P48">Open the bashrc file for edit:</text:p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8"><text:span text:style-name="Source_20_Text"><text:span text:style-name="T7">$ sudo gedit ~/.barshrc</text:span></text:span></text:p>
          </table:table-cell>
        </table:table-row>
      </table:table>
      <text:p text:style-name="P10"/>
      <text:list xml:id="list134121532833489" text:continue-numbering="true" text:style-name="L9">
        <text:list-item>
          <text:p text:style-name="P49">Update the bashrc file by adding the following lines at the end: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7"><text:span text:style-name="Source_20_Text"><text:span text:style-name="T7">export LD_LIBRARY_PATH=$LD_LIBRARY_PATH:/usr/local/cuda-7.5/lib64:/usr/local/lib:/usr/lib/x86_64-linux-gnu:/opt/OpenBLAS/lib</text:span></text:span></text:p>
            <text:p text:style-name="P37"><text:span text:style-name="Source_20_Text"><text:span text:style-name="T7"/></text:span></text:p>
            <text:p text:style-name="P37"><text:span text:style-name="Source_20_Text"><text:span text:style-name="T7">export PATH=$PATH:/usr/local/cuda-7.5/bin</text:span></text:span></text:p>
          </table:table-cell>
        </table:table-row>
      </table:table>
      <text:p text:style-name="P11"/>
      <text:list xml:id="list134120688528784" text:continue-numbering="true" text:style-name="L9">
        <text:list-item>
          <text:p text:style-name="P50">Update the bashrc file: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9"><text:span text:style-name="Source_20_Text"><text:span text:style-name="T7">$ source ~/.bashrc</text:span></text:span></text:p>
          </table:table-cell>
        </table:table-row>
      </table:table>
      <text:list xml:id="list134121522148521" text:continue-numbering="true" text:style-name="L9">
        <text:list-header>
          <text:p text:style-name="P50"/>
        </text:list-header>
      </text:list>
      <text:h text:style-name="P35" text:outline-level="1"><text:tab/><text:tab/></text:h>
      <text:h text:style-name="P31" text:outline-level="1"><text:span text:style-name="T25">2. </text:span>Installing Caffe</text:h>
      <text:list xml:id="list3109047110826223379" text:style-name="L10">
        <text:list-item>
          <text:p text:style-name="P51"><text:span text:style-name="T18">Go to the </text:span><text:a xlink:type="simple" xlink:href="https://github.com/BVLC/caffe" text:style-name="Internet_20_link" text:visited-style-name="Visited_20_Internet_20_Link">https://github.com/BVLC/caffe</text:a><text:span text:style-name="T18"> and download the zip archive</text:span></text:p>
        </text:list-item>
        <text:list-item>
          <text:p text:style-name="P51">Unpack it<text:span text:style-name="T18">.</text:span></text:p>
        </text:list-item>
        <text:list-item>
          <text:p text:style-name="P51">Copy the Makefile.config.example to Makefile.config<text:span text:style-name="T18">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Text_20_body"><text:span text:style-name="Source_20_Text"><text:span text:style-name="T7">$ cp Makefile.config.example Makefile.config</text:span></text:span></text:p>
          </table:table-cell>
        </table:table-row>
      </table:table>
      <text:p text:style-name="P7"/>
      <text:list xml:id="list134120307760274" text:continue-numbering="true" text:style-name="L10">
        <text:list-item>
          <text:p text:style-name="P52">Edit the file to match the desired setup:</text:p>
        </text:list-item>
      </text:list>
      <text:list xml:id="list5394362940960405147" text:style-name="L11">
        <text:list-item>
          <text:p text:style-name="P53">Uncomment - USE_CUDNN := 1</text:p>
        </text:list-item>
        <text:list-item>
          <text:p text:style-name="P53">Update - CUDA_DIR := /usr/local/cuda-7.5</text:p>
        </text:list-item>
        <text:list-item>
          <text:p text:style-name="P53">Update - BLAS := open</text:p>
        </text:list-item>
        <text:list-item>
          <text:p text:style-name="P54">Update:</text:p>
        </text:list-item>
        <text:list-item>
          <text:p text:style-name="P54">BLAS_INCLUDE := /opt/OpenBLAS/include </text:p>
        </text:list-item>
        <text:list-item>
          <text:p text:style-name="P54">BLAS_LIB := /opt/OpenBLAS/lib</text:p>
        </text:list-item>
        <text:list-item>
          <text:p text:style-name="P55">Uncomment and update - ANACONDA_HOME := $(HOME)/anaconda2</text:p>
        </text:list-item>
        <text:list-item>
          <text:p text:style-name="P55">Uncomment - PYTHON_INCLUDE := $(ANACONDA_HOME)/include \...</text:p>
        </text:list-item>
      </text:list>
      <text:list xml:id="list134121863267842" text:continue-list="list134120307760274" text:style-name="L10">
        <text:list-item>
          <text:p text:style-name="P56">Run compilation: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9"><text:span text:style-name="Source_20_Text"><text:span text:style-name="T9">$ </text:span></text:span><text:span text:style-name="Source_20_Text"><text:span text:style-name="T7">make all -</text:span></text:span><text:span text:style-name="Source_20_Text"><text:span text:style-name="T9">j8</text:span></text:span></text:p>
            <text:p text:style-name="P9"><text:span text:style-name="Source_20_Text"><text:span text:style-name="T9">$ </text:span></text:span><text:span text:style-name="Source_20_Text"><text:span text:style-name="T7">make test -</text:span></text:span><text:span text:style-name="Source_20_Text"><text:span text:style-name="T9">j8</text:span></text:span></text:p>
            <text:p text:style-name="P9"><text:span text:style-name="Source_20_Text"><text:span text:style-name="T9">$ </text:span></text:span><text:span text:style-name="Source_20_Text"><text:span text:style-name="T7">make runtest -</text:span></text:span><text:span text:style-name="Source_20_Text"><text:span text:style-name="T9">j8</text:span></text:span></text:p>
          </table:table-cell>
        </table:table-row>
      </table:table>
      <text:p text:style-name="Text_20_body"/>
      <text:p text:style-name="P4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1" fo:font-family="'Liberation Serif'" style:font-family-generic="swiss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Droid Sans Fallback" style:font-family-asian="'Droid Sans Fallback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ListLabel_20_19" style:display-name="ListLabel 19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6:48:53</meta:creation-date>
    <dc:language>en-US</dc:language>
    <dc:date>2018-08-10T13:41:19.694782390</dc:date>
    <meta:editing-cycles>80</meta:editing-cycles>
    <meta:editing-duration>P3DT4H40M47S</meta:editing-duration>
    <meta:generator>LibreOffice/5.1.6.2$Linux_X86_64 LibreOffice_project/10m0$Build-2</meta:generator>
    <meta:document-statistic meta:table-count="11" meta:image-count="0" meta:object-count="0" meta:page-count="5" meta:paragraph-count="91" meta:word-count="591" meta:character-count="3903" meta:non-whitespace-character-count="3425"/>
  </office:meta>
</office:document-meta>
</file>